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indent="0.5in" style:auto-text-indent="false"/>
    </style:style>
    <style:style style:name="P2" style:family="paragraph" style:parent-style-name="Standard" style:master-page-name="Standard">
      <style:paragraph-properties fo:margin-left="0in" fo:margin-right="0in" fo:margin-top="0in" fo:margin-bottom="0in" loext:contextual-spacing="false" fo:text-indent="0.5in" style:auto-text-indent="false" style:page-number="1"/>
    </style:style>
    <style:style style:name="P3" style:family="paragraph" style:parent-style-name="Standard">
      <style:paragraph-properties fo:margin-left="0in" fo:margin-right="0in" fo:margin-top="0in" fo:margin-bottom="0in" loext:contextual-spacing="false" fo:text-indent="0in" style:auto-text-indent="false"/>
    </style:style>
    <style:style style:name="T1" style:family="tex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e seek to know the will of the fortunes, to follow their guidance, to gain their favor, and to teach our children to do the same. <text:s/>Few accomplish any part of this undertaking, for the ways of the fortunes are inscrutable. <text:s/>Even those lucky and unlucky few whom the fortunes contact directly seldom comprehend the messages they’ve received.</text:span></text:p>
      <text:p text:style-name="P1"><text:span text:style-name="T1">Why should this be? <text:s/>Why do the fortunes not communicate their desires more clearly? <text:s/>When their instructions are misunderstood, their wishes often go unfulfilled.</text:span></text:p>
      <text:p text:style-name="P1"><text:span text:style-name="T1">I have traveled the world, combed through every library of note, and interviewed every living authority with wisdom to offer, from Isawa no Naka Kuro to Togashi Hoshi to the Council of Elemental Masters to the Qabal of the Sahir. <text:s/>All collected wisdom on this topic divides roughly into six major doctrines, which I shall articulate herein. <text:s/>All of them are wrong, and I shall explain in this treatise the particular failures of each to explain the immense complexity of the ways of the fortunes. <text:s/>Yet each doctrine contains a glimpse of the truth, so by comprehending each well enough to studiously reject it, we bring ourselves closer to true understanding.</text:span></text:p>
      <text:p text:style-name="P1"><text:span text:style-name="T1">What follows is a brief summary of the six doctrines, each corresponding to the lengthier section of my treatise in which I expound and catalog their merits and flaws.</text:span></text:p>
      <text:p text:style-name="P3"/>
      <text:p text:style-name="P3"><text:span text:style-name="T1">1) Just as we cannot truly comprehend the will and nature of the fortunes, they struggle to understand our limited minds. <text:s/>Being so vast in their existence, the fortunes speak to us as we might attempt to communicate with worms. <text:s/>The more attention and effort is brought to bear, the more danger the worm may be crushed by the weight of the superior being.</text:span></text:p>
      <text:p text:style-name="P3"/>
      <text:p text:style-name="P3"><text:span text:style-name="T1">2) The fortunes push against one another with their very existence. <text:s/>Consider the forces which direct human behavior. <text:s/>Desire, fear, regret. <text:s/>Loyalty, compassion, courage. <text:s/>Love, hate, joy. <text:s/>When we break our normal routine to attempt some great endeavor, it means those forces within ourselves are out of proportion and an overflowing of some emotion spurs us to action. <text:s/>So too with the fortunes, who collectively maintain the balance of the world itself. <text:s/>When a fortune commands mortals to act, their instructions are muddied by the thousand other fortunes pulling with a thousand other directions.</text:span></text:p>
      <text:p text:style-name="P3"/>
      <text:p text:style-name="P3"><text:span text:style-name="T1">3) Our struggle to better understand their instructions is what the fortunes truly desire. <text:s/>When the teacher sends his pupil on a pilgrimage, it is often the journey and not the destination which matters. <text:s/>Likewise, after completing some great enterprise on behalf of the fortunes, we must consider whether the task itself was their goal, or the result it produced within us as we struggled to obey them.</text:span></text:p>
      <text:p text:style-name="P3"/>
      <text:p text:style-name="P3"><text:span text:style-name="T1">4) The fortunes desire only the greatest and most dedicated followers to be rewarded with their blessings. <text:s/>Why should they squander power and effort on those who will fail to act without clear instructions? <text:s/>By giving enigmatic directions, only their shrewdest and most resourceful disciples will succeed and prove worthy of being imbued with their power.</text:span></text:p>
      <text:p text:style-name="P3"/>
      <text:p text:style-name="P3"><text:span text:style-name="T1">5) Communicating their will unambiguously carries a high price, which is rarely worth paying. <text:s/>Lesser spirits are easily understood by humans, but the fortunes must reduce themselves to such an inferior existence for a time when they choose to communicate clearly. <text:s/>Why should they bear that burden when their mortal servants are already given sufficient direction to discern their will?</text:span></text:p>
      <text:p text:style-name="P3"/>
      <text:p text:style-name="P3"><text:span text:style-name="T1">6) The fortunes are vast in their existence, but humans are deep in our nature. <text:s/>We are composed of many disparate parts, and a single fortune is the avatar of only a single piece of our composition. <text:s/>While that existence has a weight far beyond mortal man, in a sense it is we who are the giants, for we are constructions of all the fortunes combined. <text:s/>The fortunes are clear to any who listen, but we so rarely pay our attention to whatever small part of ourselves speaks their will that we wrongly call the fortunes unfathom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0" meta:word-count="661" meta:character-count="3966" meta:non-whitespace-character-count="3290"/>
    <meta:generator>LibreOfficeDev/5.1.0.3$Linux_X86_64 LibreOffice_project/</meta:generator>
  </office:meta>
</office:document-meta>
</file>